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ale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aleDate</text:p>
          </table:table-cell>
          <table:table-cell office:value-type="string" calcext:value-type="string">
            <text:p>SaleAmount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12540.75" calcext:value-type="float">
            <text:p>12540.75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11230.4" calcext:value-type="float">
            <text:p>11230.4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15480.1" calcext:value-type="float">
            <text:p>15480.1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office:value-type="float" office:value="13200.99" calcext:value-type="float">
            <text:p>13200.99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17850.25" calcext:value-type="float">
            <text:p>17850.25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16670.55" calcext:value-type="float">
            <text:p>16670.55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18990" calcext:value-type="float">
            <text:p>18990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17850.25" calcext:value-type="float">
            <text:p>17850.25</text:p>
          </table:table-cell>
        </table:table-row>
        <table:table-row table:style-name="ro1">
          <table:table-cell office:value-type="date" office:date-value="2023-09-30" calcext:value-type="date">
            <text:p>2023-09-30</text:p>
          </table:table-cell>
          <table:table-cell office:value-type="float" office:value="16220.8" calcext:value-type="float">
            <text:p>16220.8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19550.6" calcext:value-type="float">
            <text:p>19550.6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18310.5" calcext:value-type="float">
            <text:p>18310.5</text:p>
          </table:table-cell>
        </table:table-row>
        <table:table-row table:style-name="ro1">
          <table:table-cell office:value-type="date" office:date-value="2023-12-31" calcext:value-type="date">
            <text:p>2023-12-31</text:p>
          </table:table-cell>
          <table:table-cell office:value-type="float" office:value="21400.95" calcext:value-type="float">
            <text:p>21400.95</text:p>
          </table:table-cell>
        </table:table-row>
      </table:table>
      <table:table table:name="Targets" table:style-name="ta1">
        <table:table-column table:style-name="co3" table:default-cell-style-name="Default"/>
        <table:table-row table:style-name="ro1">
          <table:table-cell/>
        </table:table-row>
      </table:table>
      <table:table table:name="Top12Months" table:style-name="ta1"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SaleDate</text:p>
          </table:table-cell>
          <table:table-cell office:value-type="string" calcext:value-type="string">
            <text:p>SaleAm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1400.95" calcext:value-type="float">
            <text:p>21400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10-31" calcext:value-type="date">
            <text:p>2023-10-31</text:p>
          </table:table-cell>
          <table:table-cell office:value-type="float" office:value="19550.6" calcext:value-type="float">
            <text:p>1955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18990" calcext:value-type="float">
            <text:p>18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3-11-30" calcext:value-type="date">
            <text:p>2023-11-30</text:p>
          </table:table-cell>
          <table:table-cell office:value-type="float" office:value="18310.5" calcext:value-type="float">
            <text:p>1831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3-05-31" calcext:value-type="date">
            <text:p>2023-05-31</text:p>
          </table:table-cell>
          <table:table-cell office:value-type="float" office:value="17850.25" calcext:value-type="float">
            <text:p>1785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17850.25" calcext:value-type="float">
            <text:p>1785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3-06-30" calcext:value-type="date">
            <text:p>2023-06-30</text:p>
          </table:table-cell>
          <table:table-cell office:value-type="float" office:value="16670.55" calcext:value-type="float">
            <text:p>16670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3-09-30" calcext:value-type="date">
            <text:p>2023-09-30</text:p>
          </table:table-cell>
          <table:table-cell office:value-type="float" office:value="16220.8" calcext:value-type="float">
            <text:p>16220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3-03-31" calcext:value-type="date">
            <text:p>2023-03-31</text:p>
          </table:table-cell>
          <table:table-cell office:value-type="float" office:value="15480.1" calcext:value-type="float">
            <text:p>15480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3-04-30" calcext:value-type="date">
            <text:p>2023-04-30</text:p>
          </table:table-cell>
          <table:table-cell office:value-type="float" office:value="13200.99" calcext:value-type="float">
            <text:p>13200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3-01-31" calcext:value-type="date">
            <text:p>2023-01-31</text:p>
          </table:table-cell>
          <table:table-cell office:value-type="float" office:value="12540.75" calcext:value-type="float">
            <text:p>12540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3-02-28" calcext:value-type="date">
            <text:p>2023-02-28</text:p>
          </table:table-cell>
          <table:table-cell office:value-type="float" office:value="11230.4" calcext:value-type="float">
            <text:p>11230.4</text:p>
          </table:table-cell>
        </table:table-row>
      </table:table>
      <table:table table:name="SalesByMonth" table:style-name="ta1">
        <table:table-column table:style-name="co3" table:default-cell-style-name="Default"/>
        <table:table-row table:style-name="ro1">
          <table:table-cell/>
        </table:table-row>
      </table:table>
      <table:table table:name="TargetsByMonth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Top12Months.B1:Top12Months.C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21:08:30.928124316</meta:creation-date>
    <dc:date>2025-12-02T05:19:06.272764810</dc:date>
    <meta:editing-duration>PT2H28M23S</meta:editing-duration>
    <meta:editing-cycles>6</meta:editing-cycles>
    <meta:generator>LibreOffice/7.4.7.2$Linux_ARM_EABI LibreOffice_project/40$Build-2</meta:generator>
    <meta:document-statistic meta:table-count="5" meta:cell-count="65" meta:object-count="0"/>
  </office:meta>
</office:document-meta>
</file>